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3" table:default-cell-style-name="ce11"/>
        <table:table-column table:style-name="co30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5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4"/>
          <table:table-cell office:value-type="string" calcext:value-type="string">
            <text:p>0.01536944</text:p>
          </table:table-cell>
          <table:table-cell table:number-columns-repeated="2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7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7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2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table:style-name="Default"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 table:number-rows-repeated="104847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.00.0000</text:date>, <text:time style:data-style-name="N2" text:time-value="12:00:47.7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7T12:09:37.207000000</dc:date>
    <meta:editing-duration>P3DT4H37M22S</meta:editing-duration>
    <meta:editing-cycles>1190</meta:editing-cycles>
    <meta:document-statistic meta:table-count="2" meta:cell-count="3928" meta:object-count="0"/>
    <meta:user-defined meta:name="qrichtext">1</meta:user-defined>
  </office:meta>
</office:document-meta>
</file>